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77d" officeooo:paragraph-rsid="000e377d"/>
    </style:style>
    <style:style style:name="P2" style:family="paragraph" style:parent-style-name="Standard">
      <style:paragraph-properties fo:text-align="justify" style:justify-single-word="false"/>
      <style:text-properties officeooo:rsid="000e377d" officeooo:paragraph-rsid="000e377d"/>
    </style:style>
    <style:style style:name="P3" style:family="paragraph" style:parent-style-name="Standard">
      <style:paragraph-properties fo:text-align="center" style:justify-single-word="false"/>
      <style:text-properties officeooo:rsid="000e377d" officeooo:paragraph-rsid="000e377d"/>
    </style:style>
    <style:style style:name="P4" style:family="paragraph" style:parent-style-name="Standard">
      <style:text-properties officeooo:rsid="00117d9a" officeooo:paragraph-rsid="00117d9a"/>
    </style:style>
    <style:style style:name="P5" style:family="paragraph" style:parent-style-name="Standard">
      <style:paragraph-properties fo:text-align="center" style:justify-single-word="false"/>
      <style:text-properties officeooo:rsid="00117d9a" officeooo:paragraph-rsid="001d990e"/>
    </style:style>
    <style:style style:name="P6" style:family="paragraph" style:parent-style-name="Standard">
      <style:text-properties officeooo:rsid="00117d9a" officeooo:paragraph-rsid="001d990e"/>
    </style:style>
    <style:style style:name="P7" style:family="paragraph" style:parent-style-name="Standard">
      <style:text-properties officeooo:paragraph-rsid="0016cde9"/>
    </style:style>
    <style:style style:name="P8" style:family="paragraph" style:parent-style-name="Standard">
      <style:text-properties officeooo:paragraph-rsid="0018688c"/>
    </style:style>
    <style:style style:name="P9" style:family="paragraph" style:parent-style-name="Standard">
      <style:paragraph-properties fo:text-align="center" style:justify-single-word="false"/>
      <style:text-properties officeooo:paragraph-rsid="0018688c"/>
    </style:style>
    <style:style style:name="P10" style:family="paragraph" style:parent-style-name="Standard">
      <style:paragraph-properties fo:text-align="center" style:justify-single-word="false"/>
      <style:text-properties officeooo:rsid="00189f2e" officeooo:paragraph-rsid="00189f2e"/>
    </style:style>
    <style:style style:name="P11" style:family="paragraph" style:parent-style-name="Standard">
      <style:paragraph-properties fo:text-align="center" style:justify-single-word="false"/>
      <style:text-properties officeooo:rsid="00189f2e" officeooo:paragraph-rsid="00190e92"/>
    </style:style>
    <style:style style:name="P12" style:family="paragraph" style:parent-style-name="Standard">
      <style:paragraph-properties fo:text-align="start" style:justify-single-word="false"/>
      <style:text-properties officeooo:rsid="00189f2e" officeooo:paragraph-rsid="00189f2e"/>
    </style:style>
    <style:style style:name="P13" style:family="paragraph" style:parent-style-name="Standard">
      <style:text-properties fo:font-size="18pt" fo:font-weight="bold" officeooo:rsid="000e377d" officeooo:paragraph-rsid="000e377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90e92" officeooo:paragraph-rsid="00190e92"/>
    </style:style>
    <style:style style:name="P15" style:family="paragraph" style:parent-style-name="Standard">
      <style:text-properties officeooo:rsid="00190e92" officeooo:paragraph-rsid="00190e92"/>
    </style:style>
    <style:style style:name="P16" style:family="paragraph" style:parent-style-name="Standard">
      <style:paragraph-properties fo:text-align="center" style:justify-single-word="false"/>
      <style:text-properties officeooo:rsid="001d990e" officeooo:paragraph-rsid="001d990e"/>
    </style:style>
    <style:style style:name="P17" style:family="paragraph" style:parent-style-name="Standard">
      <style:paragraph-properties fo:text-align="center" style:justify-single-word="false"/>
      <style:text-properties officeooo:rsid="001d990e" officeooo:paragraph-rsid="001f10a8"/>
    </style:style>
    <style:style style:name="P18" style:family="paragraph" style:parent-style-name="Standard">
      <style:text-properties officeooo:rsid="001d990e" officeooo:paragraph-rsid="001d990e"/>
    </style:style>
    <style:style style:name="P19" style:family="paragraph" style:parent-style-name="Standard">
      <style:paragraph-properties fo:text-align="start" style:justify-single-word="false"/>
      <style:text-properties officeooo:rsid="001f10a8" officeooo:paragraph-rsid="001f10a8"/>
    </style:style>
    <style:style style:name="P20" style:family="paragraph" style:parent-style-name="Standard">
      <style:text-properties officeooo:rsid="00215343" officeooo:paragraph-rsid="00215343"/>
    </style:style>
    <style:style style:name="P21" style:family="paragraph" style:parent-style-name="Standard">
      <style:paragraph-properties fo:text-align="center" style:justify-single-word="false"/>
      <style:text-properties officeooo:rsid="00215343" officeooo:paragraph-rsid="00215343"/>
    </style:style>
    <style:style style:name="P22" style:family="paragraph" style:parent-style-name="Standard">
      <style:paragraph-properties fo:text-align="start" style:justify-single-word="false"/>
      <style:text-properties officeooo:rsid="0021efd3" officeooo:paragraph-rsid="0021efd3"/>
    </style:style>
    <style:style style:name="P23" style:family="paragraph" style:parent-style-name="Standard">
      <style:paragraph-properties fo:text-align="start" style:justify-single-word="false"/>
      <style:text-properties officeooo:rsid="0021efd3" officeooo:paragraph-rsid="00221e0d"/>
    </style:style>
    <style:style style:name="P24" style:family="paragraph" style:parent-style-name="Standard">
      <style:paragraph-properties fo:text-align="start" style:justify-single-word="false"/>
      <style:text-properties officeooo:rsid="00221e0d" officeooo:paragraph-rsid="00221e0d"/>
    </style:style>
    <style:style style:name="P25" style:family="paragraph" style:parent-style-name="Standard">
      <style:text-properties officeooo:rsid="0024127f" officeooo:paragraph-rsid="0024127f"/>
    </style:style>
    <style:style style:name="P26" style:family="paragraph" style:parent-style-name="Standard">
      <style:paragraph-properties fo:text-align="center" style:justify-single-word="false"/>
      <style:text-properties officeooo:rsid="0024127f" officeooo:paragraph-rsid="0024127f"/>
    </style:style>
    <style:style style:name="P27" style:family="paragraph" style:parent-style-name="Standard">
      <style:paragraph-properties fo:text-align="start" style:justify-single-word="false"/>
      <style:text-properties fo:color="#c9211e" officeooo:rsid="001f10a8" officeooo:paragraph-rsid="001f10a8"/>
    </style:style>
    <style:style style:name="P28" style:family="paragraph" style:parent-style-name="Standard">
      <style:paragraph-properties fo:text-align="center" style:justify-single-word="false"/>
      <style:text-properties officeooo:rsid="0024127f" officeooo:paragraph-rsid="0024127f"/>
    </style:style>
    <style:style style:name="P29" style:family="paragraph" style:parent-style-name="Standard">
      <style:paragraph-properties fo:text-align="start" style:justify-single-word="false"/>
      <style:text-properties officeooo:rsid="0027eea5" officeooo:paragraph-rsid="0027eea5"/>
    </style:style>
    <style:style style:name="P30" style:family="paragraph" style:parent-style-name="Standard">
      <style:paragraph-properties fo:text-align="center" style:justify-single-word="false"/>
      <style:text-properties officeooo:rsid="0027eea5" officeooo:paragraph-rsid="0027eea5"/>
    </style:style>
    <style:style style:name="P31" style:family="paragraph" style:parent-style-name="Standard">
      <style:paragraph-properties fo:text-align="center" style:justify-single-word="false"/>
      <style:text-properties officeooo:rsid="0029d16a" officeooo:paragraph-rsid="0029d16a"/>
    </style:style>
    <style:style style:name="P32" style:family="paragraph" style:parent-style-name="Standard">
      <style:paragraph-properties fo:text-align="center" style:justify-single-word="false"/>
      <style:text-properties officeooo:rsid="002ba9af" officeooo:paragraph-rsid="002ba9af"/>
    </style:style>
    <style:style style:name="P33" style:family="paragraph" style:parent-style-name="Standard">
      <style:paragraph-properties fo:text-align="start" style:justify-single-word="false"/>
      <style:text-properties officeooo:rsid="002ba9af" officeooo:paragraph-rsid="002ba9af"/>
    </style:style>
    <style:style style:name="P34" style:family="paragraph" style:parent-style-name="Standard">
      <style:text-properties officeooo:rsid="00190e92" officeooo:paragraph-rsid="00190e92"/>
    </style:style>
    <style:style style:name="T1" style:family="text">
      <style:text-properties officeooo:rsid="0016cde9"/>
    </style:style>
    <style:style style:name="T2" style:family="text">
      <style:text-properties officeooo:rsid="0016f1a9"/>
    </style:style>
    <style:style style:name="T3" style:family="text">
      <style:text-properties officeooo:rsid="00189f2e"/>
    </style:style>
    <style:style style:name="T4" style:family="text">
      <style:text-properties officeooo:rsid="00190e92"/>
    </style:style>
    <style:style style:name="T5" style:family="text">
      <style:text-properties officeooo:rsid="001b4e8d"/>
    </style:style>
    <style:style style:name="T6" style:family="text">
      <style:text-properties officeooo:rsid="001d990e"/>
    </style:style>
    <style:style style:name="T7" style:family="text">
      <style:text-properties officeooo:rsid="00215343"/>
    </style:style>
    <style:style style:name="T8" style:family="text">
      <style:text-properties officeooo:rsid="00221e0d"/>
    </style:style>
    <style:style style:name="T9" style:family="text">
      <style:text-properties officeooo:rsid="0022bcd6"/>
    </style:style>
    <style:style style:name="T10" style:family="text">
      <style:text-properties officeooo:rsid="0024127f"/>
    </style:style>
    <style:style style:name="T11" style:family="text">
      <style:text-properties fo:color="#c9211e"/>
    </style:style>
    <style:style style:name="T12" style:family="text">
      <style:text-properties officeooo:rsid="001505ec"/>
    </style:style>
    <style:style style:name="T13" style:family="text">
      <style:text-properties officeooo:rsid="0029d16a"/>
    </style:style>
    <style:style style:name="T14" style:family="text">
      <style:text-properties officeooo:rsid="002ba9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uestion 1</text:p>
      <text:p text:style-name="P13"/>
      <text:p text:style-name="P2">a) <text:span text:style-name="T9">Conditional probability of discrete random variable X given a discrete random variable Y is the probability distribution of X for any particular value of that of , i.e. Y = y, for any given value y. From here, we can write the formula for the conditional probability mass function of X given Y=y accordingly, as:</text:span></text:p>
      <text:p text:style-name="P2"/>
      <text:p text:style-name="P3"><draw:frame draw:style-name="fr1" draw:name="Object6" text:anchor-type="as-char" svg:y="-0.2598in" svg:width="3.1563in" svg:height="0.4244in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25">Note that for this expression to be valid, P(Y=y) must not be 0. The numerator is the intersection of two discrete random variables (the collection of elements that both X and Y have).</text:p>
      <text:p text:style-name="P1"/>
      <text:p text:style-name="P1"/>
      <text:p text:style-name="P4">b) P(<text:span text:style-name="T7">X</text:span>: <text:span text:style-name="T7">x</text:span> = h<text:span text:style-name="T7">)</text:span> = 2/3, P(<text:span text:style-name="T7">X:</text:span> <text:span text:style-name="T7">x</text:span> = t) = 1/3</text:p>
      <text:p text:style-name="P20">For three tosses, there are 8 combinations of results (h as ‘head’, t as ‘tail’):</text:p>
      <text:p text:style-name="P20"/>
      <text:p text:style-name="P21">h-h-h</text:p>
      <text:p text:style-name="P21">h-h-t</text:p>
      <text:p text:style-name="P21">h-t-h</text:p>
      <text:p text:style-name="P21">h-t-t</text:p>
      <text:p text:style-name="P21">t-h-h</text:p>
      <text:p text:style-name="P21">t-h-t</text:p>
      <text:p text:style-name="P21">t-t-h</text:p>
      <text:p text:style-name="P21">t-t-t</text:p>
      <text:p text:style-name="P21"/>
      <text:p text:style-name="P22">We know that the first one is a ‘head’ and there are two ‘head’s, so the two possible combinations are:</text:p>
      <text:p text:style-name="P22">h-h-t and h-t-h. Therefore:</text:p>
      <text:p text:style-name="P22"/>
      <text:p text:style-name="P23"><draw:frame draw:style-name="fr1" draw:name="Object2" text:anchor-type="as-char" svg:y="-0.1701in" svg:width="1.9437in" svg:height="0.230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text:span text:style-name="T8">=</text:span><text:span text:style-name="T8"><draw:frame draw:style-name="fr1" draw:name="Object3" text:anchor-type="as-char" svg:y="-0.152in" svg:width="5.8791in" svg:height="0.2134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3"><text:span text:style-name="T8">= </text:span><text:span text:style-name="T8"><draw:frame draw:style-name="fr1" draw:name="Object4" text:anchor-type="as-char" svg:y="-0.2437in" svg:width="2.1689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= <draw:frame draw:style-name="fr1" draw:name="Object5" text:anchor-type="as-char" svg:y="-0.2437in" svg:width="0.2827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4"/>
      <text:p text:style-name="P4">c) </text:p>
      <text:p text:style-name="P4">(i) P(X, Y) <text:span text:style-name="T5">in terms of </text:span>P(X) <text:span text:style-name="T5">and</text:span> P(Y|X) <text:span text:style-name="T6">(joint probability in terms of conditional probability)</text:span></text:p>
      <text:p text:style-name="P5"><text:span text:style-name="T1">P(X </text:span>∩ <text:span text:style-name="T2">Y) = P(X) P(Y|X)</text:span></text:p>
      <text:p text:style-name="P4"/>
      <text:p text:style-name="P4">(ii) P(X, Y) = P(Y), P(X|Y)</text:p>
      <text:p text:style-name="P16"><text:span text:style-name="T1">P(X </text:span>∩ <text:span text:style-name="T2">Y) = P(</text:span>Y<text:span text:style-name="T2">) P(</text:span>X<text:span text:style-name="T2">|</text:span>Y<text:span text:style-name="T2">)</text:span></text:p>
      <text:p text:style-name="P16"/>
      <text:p text:style-name="P16"/>
      <text:p text:style-name="P16"/>
      <text:p text:style-name="P4"/>
      <text:p text:style-name="P4"><text:soft-page-break/>d) Bayes’ Theorem <text:span text:style-name="T4">Proof</text:span></text:p>
      <text:p text:style-name="P4"/>
      <text:p text:style-name="P7"><text:span text:style-name="T1">The probability of two events X and Y happening, P(X </text:span>∩ <text:span text:style-name="T2">Y), is the probability of X, P(X), times that of Y given that X has occurred, P(Y|X)</text:span></text:p>
      <text:p text:style-name="P7"/>
      <text:p text:style-name="P9"><text:span text:style-name="T1">P(X </text:span>∩ <text:span text:style-name="T2">Y) = P(X) P(Y|X) …… (1)</text:span></text:p>
      <text:p text:style-name="P9"/>
      <text:p text:style-name="P8">Additionally, the probability of <text:span text:style-name="T3">Y</text:span> and <text:span text:style-name="T3">X</text:span> happening could also be expressed as the probability of Y, P(<text:span text:style-name="T3">Y), times that of X given Y has occurred, P(X|Y)</text:span></text:p>
      <text:p text:style-name="P8"/>
      <text:p text:style-name="P10">P(Y ∩ X) <text:span text:style-name="T2">= P(</text:span>Y<text:span text:style-name="T2">) P(</text:span>X<text:span text:style-name="T2">|</text:span>Y<text:span text:style-name="T2">) …… </text:span>(2)</text:p>
      <text:p text:style-name="P10"/>
      <text:p text:style-name="P12">(1) and (2) refer to the same quantity (probability of two same events), just with different wording,</text:p>
      <text:p text:style-name="P12"/>
      <text:p text:style-name="P10"><text:span text:style-name="T1">P(X </text:span>∩ <text:span text:style-name="T2">Y) </text:span>= P(Y ∩ X) = <text:span text:style-name="T2">P(X) P(Y|X) </text:span>= <text:span text:style-name="T2">P(</text:span>Y<text:span text:style-name="T2">) P(</text:span>X<text:span text:style-name="T2">|</text:span>Y<text:span text:style-name="T2">) …… (3)</text:span></text:p>
      <text:p text:style-name="P10"/>
      <text:p text:style-name="P14">Rearranging (3), </text:p>
      <text:p text:style-name="P14"/>
      <text:p text:style-name="P11"><text:span text:style-name="T2">P(</text:span>X<text:span text:style-name="T2">|</text:span>Y<text:span text:style-name="T2">) =</text:span><draw:frame draw:style-name="fr1" draw:name="Object1" text:anchor-type="as-char" svg:y="-0.2598in" svg:width="1.0346in" svg:height="0.4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5">Which is the Bayes’ Theorem</text:p>
      <text:p text:style-name="P15"/>
      <text:p text:style-name="P15"/>
      <text:p text:style-name="P6">e) </text:p>
      <text:p text:style-name="P18">i). <text:span text:style-name="T10">We define the two discrete random variables as: student – S {Udem, McGill}, and billingualism – B {true, false}. </text:span>This problem is solved under the assumption that students belong to either McGill or UdeM. From problem statement, we have: McGill 55% (P(S: s = McGill) = 0.55), then <text:s/>for UdeM:</text:p>
      <text:p text:style-name="P18"/>
      <text:p text:style-name="P17">P(S: s = UdeM) = 1- 0.55 = 0.<text:span text:style-name="T10">45</text:span></text:p>
      <text:p text:style-name="P17"/>
      <text:p text:style-name="P19">So the probability for a student to be from UdeM is <text:span text:style-name="T11">45%</text:span></text:p>
      <text:p text:style-name="P27"/>
      <text:p text:style-name="P19">ii). <text:span text:style-name="T12">Billingualism: UdeM students 80%, McGill students 50%. We can re-write that as:</text:span></text:p>
      <text:p text:style-name="P26">P(B: b = true | S: s = UdeM) = 0.8</text:p>
      <text:p text:style-name="P26">P(B: b = true | S: s = McGill) = 0.5</text:p>
      <text:p text:style-name="P29">Then the probability of this student being McGill student is:</text:p>
      <text:p text:style-name="P30"><draw:frame draw:style-name="fr2" draw:name="Object7" text:anchor-type="as-char" svg:y="-0.152in" svg:width="1.9764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0"><text:span text:style-name="T13">=</text:span><draw:frame draw:style-name="fr2" draw:name="Object8" text:anchor-type="as-char" svg:y="-0.152in" svg:width="3.1972in" svg:height="0.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1">= <draw:frame draw:style-name="fr2" draw:name="Object9" text:anchor-type="as-char" svg:y="-0.1484in" svg:width="0.7252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2">= 0.275</text:p>
      <text:p text:style-name="P33">Which is 27.5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20:06.600494442</meta:creation-date>
    <dc:date>2019-09-28T20:33:03.415751054</dc:date>
    <meta:editing-duration>PT3H52M25S</meta:editing-duration>
    <meta:editing-cycles>6</meta:editing-cycles>
    <meta:generator>LibreOffice/6.2.7.1$Linux_X86_64 LibreOffice_project/20$Build-1</meta:generator>
    <meta:document-statistic meta:table-count="0" meta:image-count="0" meta:object-count="9" meta:page-count="2" meta:paragraph-count="48" meta:word-count="428" meta:character-count="2172" meta:non-whitespace-character-count="1780"/>
  </office:meta>
</office:document-meta>
</file>

<file path=Object 1/content.xml><?xml version="1.0" encoding="utf-8"?>
<math xmlns="http://www.w3.org/1998/Math/MathML" display="block">
  <semantics>
    <mfrac>
      <mrow>
        <mi>P</mi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i>P</mi>
        <mrow>
          <mo fence="true" stretchy="false">(</mo>
          <mrow>
            <mi>X</mi>
          </mrow>
          <mo fence="true" stretchy="false">)</mo>
        </mrow>
      </mrow>
      <mrow>
        <mi>P</mi>
        <mrow>
          <mo fence="true" stretchy="false">(</mo>
          <mrow>
            <mi>Y</mi>
          </mrow>
          <mo fence="true" stretchy="false">)</mo>
        </mrow>
      </mrow>
    </mfrac>
    <annotation encoding="StarMath 5.0">{P (Y divides X) P(X)} over {P(Y)} 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row>
                <mo stretchy="false">∑</mo>
                <mi>X</mi>
              </mrow>
              <mo stretchy="false">=</mo>
              <mn>2</mn>
            </mrow>
            <mi mathvariant="normal">:</mi>
            <mrow>
              <msub>
                <mi>x</mi>
                <mi>i</mi>
              </msub>
              <mo stretchy="false">=</mo>
              <mi>h</mi>
              <mo stretchy="false">∣</mo>
              <mi>X</mi>
            </mrow>
            <mi mathvariant="normal">:</mi>
            <mrow>
              <msub>
                <mi>x</mi>
                <mn>1</mn>
              </msub>
              <mo stretchy="false">=</mo>
              <mi>h</mi>
            </mrow>
          </mrow>
        </mrow>
        <mo fence="true" stretchy="false">)</mo>
      </mrow>
    </mrow>
    <annotation encoding="StarMath 5.0">P( sum X = 2: x_{i} =  h  divides X: x_1=h  ) 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1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2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i>X</mi>
                  <mi mathvariant="normal">:</mi>
                  <mrow>
                    <msub>
                      <mi>x</mi>
                      <mn>3</mn>
                    </msub>
                    <mo stretchy="false">=</mo>
                    <mi>t</mi>
                  </mrow>
                </mrow>
              </mrow>
              <mo fence="true" stretchy="false">)</mo>
            </mrow>
          </mrow>
        </mrow>
        <mo fence="true" stretchy="false">)</mo>
      </mrow>
      <mo stretchy="false">+</mo>
      <mrow>
        <mo fence="true" stretchy="false">(</mo>
        <mrow>
          <mrow>
            <mi>P</mi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1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2</mn>
                      </msub>
                      <mo stretchy="false">=</mo>
                      <mi>t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i>X</mi>
                  <mi mathvariant="normal">:</mi>
                  <mrow>
                    <msub>
                      <mi>x</mi>
                      <mn>3</mn>
                    </msub>
                    <mo stretchy="false">=</mo>
                    <mi>h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( P(X: x_1=h  ) times P(X: x_2=h  )  times P(X: x_3=t  )  ) + ( P(X: x_1=h  ) times P(X: x_2=t  )  times P(X: x_3=h  )  )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3</mn>
            </mfrac>
          </mrow>
          <mo fence="true" stretchy="false">)</mo>
        </mrow>
      </mrow>
    </mrow>
    <annotation encoding="StarMath 5.0">({2} over {3} ) times ({2} over {3} ) times ({1} over {3} ) +({2} over {3} ) times ({1} over {3} ) times ({2} over {3} )</annotation>
  </semantics>
</math>
</file>

<file path=Object 5/content.xml><?xml version="1.0" encoding="utf-8"?>
<math xmlns="http://www.w3.org/1998/Math/MathML" display="block">
  <semantics>
    <mfrac>
      <mn>8</mn>
      <mn>27</mn>
    </mfrac>
    <annotation encoding="StarMath 5.0">{8} over {27} </annotation>
  </semantics>
</math>
</file>

<file path=Object 6/content.xml><?xml version="1.0" encoding="utf-8"?>
<math xmlns="http://www.w3.org/1998/Math/MathML" display="block">
  <semantics>
    <mrow>
      <msub>
        <mi>p</mi>
        <mrow>
          <mi>X</mi>
          <mo stretchy="false">∣</mo>
          <mi>Y</mi>
        </mrow>
      </msub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x</mi>
              <mo stretchy="false">∣</mo>
              <mi>Y</mi>
              <mo stretchy="false">=</mo>
              <mi>y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row>
                    <mi>Y</mi>
                    <mo stretchy="false">=</mo>
                    <mi>y</mi>
                  </mrow>
                  <mi>∩</mi>
                  <mrow>
                    <mi>X</mi>
                    <mo stretchy="false">=</mo>
                    <mi>x</mi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Y</mi>
                  <mo stretchy="false">=</mo>
                  <mi>y</mi>
                </mrow>
              </mrow>
              <mo fence="true" stretchy="false">)</mo>
            </mrow>
          </mrow>
        </mfrac>
      </mrow>
    </mrow>
    <annotation encoding="StarMath 5.0">p_{ X divides Y }( x divides y ) = P( X = x divides Y = y ) = {P( Y = y ∩ X = x )} over {P( Y = y)} 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i mathvariant="normal">:</mi>
            <mrow>
              <mi>b</mi>
              <mo stretchy="false">=</mo>
              <mi mathvariant="italic">true</mi>
            </mrow>
            <mi>,</mi>
            <mi>S</mi>
            <mi mathvariant="normal">:</mi>
            <mrow>
              <mi>s</mi>
              <mo stretchy="false">=</mo>
              <mi mathvariant="italic">McGill</mi>
            </mrow>
          </mrow>
        </mrow>
        <mo fence="true" stretchy="false">)</mo>
      </mrow>
    </mrow>
    <annotation encoding="StarMath 5.0">P( B: b = true, S: s = McGill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 mathvariant="normal">:</mi>
              <mrow>
                <mi>b</mi>
                <mo stretchy="false">=</mo>
                <mi mathvariant="italic">true</mi>
                <mo stretchy="false">∣</mo>
                <mi>S</mi>
              </mrow>
              <mi mathvariant="normal">:</mi>
              <mrow>
                <mi>s</mi>
                <mo stretchy="false">=</mo>
                <mi mathvariant="italic">McGill</mi>
              </mrow>
            </mrow>
          </mrow>
          <mo fence="true" stretchy="false">)</mo>
        </mrow>
        <mo stretchy="false">×</mo>
        <mi>P</mi>
      </mrow>
      <mrow>
        <mo fence="true" stretchy="false">(</mo>
        <mrow>
          <mrow>
            <mi>S</mi>
            <mi mathvariant="normal">:</mi>
            <mrow>
              <mi>s</mi>
              <mo stretchy="false">=</mo>
              <mi mathvariant="italic">McGill</mi>
            </mrow>
          </mrow>
        </mrow>
        <mo fence="true" stretchy="false">)</mo>
      </mrow>
    </mrow>
    <annotation encoding="StarMath 5.0">P( B: b = true divides S: s = McGill ) times P( S:s = McGill ) </annotation>
  </semantics>
</math>
</file>

<file path=Object 9/content.xml><?xml version="1.0" encoding="utf-8"?>
<math xmlns="http://www.w3.org/1998/Math/MathML" display="block">
  <semantics>
    <mrow>
      <mn>0.5</mn>
      <mo stretchy="false">×</mo>
      <mn>0.55</mn>
    </mrow>
    <annotation encoding="StarMath 5.0">0.5 times 0.55</annotation>
  </semantics>
</math>
</file>